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tubbingLookupListener.DefaultStubbingLookupListener( Strictness strictn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ubbingLookupListener.isMismatchesRe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efaultStubbingLookupListener.onStubbingLookup( StubbingLookupEvent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faultStubbingLookupListener.setCurrentStrictness( Strictness currentStrictn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ubbingLookupListener.potentialArgMismatches( Invocation invocation , Collection &lt; Stubbing &gt; stubbin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